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6.3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in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irst int test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int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Second int test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First float test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123.456</text:p>
          </table:table-cell>
          <table:table-cell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4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5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6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7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8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9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10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11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st12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test string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tch the cat!</text:p>
          </table:table-cell>
          <table:table-cell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foo</text:p>
          </table:table-cell>
          <table:table-cell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b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.00.0000</text:date>, <text:time style:data-style-name="N2" text:time-value="10:34:37.909722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17T10:49:27.605490543</meta:creation-date>
    <dc:date>2020-05-15T10:34:53.747347262</dc:date>
    <meta:editing-duration>P1DT23H59M42S</meta:editing-duration>
    <meta:editing-cycles>52</meta:editing-cycles>
    <meta:generator>LibreOffice/6.4.2.2$Linux_X86_64 LibreOffice_project/40$Build-2</meta:generator>
    <meta:document-statistic meta:table-count="1" meta:cell-count="68" meta:object-count="0"/>
  </office:meta>
</office:document-meta>
</file>